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027" officeooo:paragraph-rsid="0017a027"/>
    </style:style>
    <style:style style:name="P2" style:family="paragraph" style:parent-style-name="Standard">
      <style:text-properties fo:font-weight="bold" officeooo:rsid="0017a027" officeooo:paragraph-rsid="0017a02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Object1" text:anchor-type="char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Graf strmi proti težavnosti O(n³)</text:p>
      <text:p text:style-name="P1"/>
      <text:p text:style-name="P1">Reševanje primera z float in double:</text:p>
      <text:p text:style-name="P1"/>
      <text:p text:style-name="P1">2 </text:p>
      <text:p text:style-name="P1">0.000001 500000 500000 </text:p>
      <text:p text:style-name="P1">4 -3 1</text:p>
      <text:p text:style-name="P1"/>
      <text:p text:style-name="P2">double</text:p>
      <text:p text:style-name="P1">9.9999999999999995e-07<text:tab/>500000<text:tab/>|<text:tab/>500000<text:tab/></text:p>
      <text:p text:style-name="P1">4<text:tab/>-3<text:tab/>|<text:tab/>1<text:tab/></text:p>
      <text:p text:style-name="P1"/>
      <text:p text:style-name="P1"/>
      <text:p text:style-name="P1">1<text:tab/>500000000000<text:tab/>|<text:tab/>500000000000<text:tab/></text:p>
      <text:p text:style-name="P1">-0<text:tab/>1<text:tab/>|<text:tab/>0.99999999999800004<text:tab/></text:p>
      <text:p text:style-name="P1"/>
      <text:p text:style-name="P1">0.99999999999800004</text:p>
      <text:p text:style-name="P1">0.99999999999800004</text:p>
      <text:p text:style-name="P1">0.99999999999800004</text:p>
      <text:p text:style-name="P1">500000000000</text:p>
      <text:p text:style-name="P1">1</text:p>
      <text:p text:style-name="P1">1</text:p>
      <text:p text:style-name="P1">1</text:p>
      <text:p text:style-name="P1">x[0] = 1</text:p>
      <text:p text:style-name="P1">x[1] = 0.99999999999800004</text:p>
      <text:p text:style-name="P1"/>
      <text:p text:style-name="P1"><text:span text:style-name="T1">float</text:span>:</text:p>
      <text:p text:style-name="P1">9.99999997e-07<text:tab/>500000<text:tab/>|<text:tab/>500000<text:tab/></text:p>
      <text:p text:style-name="P1">4<text:tab/>-3<text:tab/>|<text:tab/>1<text:tab/></text:p>
      <text:p text:style-name="P1"/>
      <text:p text:style-name="P1"/>
      <text:p text:style-name="P1">1<text:tab/>4.99999998e+11<text:tab/>|<text:tab/>4.99999998e+11<text:tab/></text:p>
      <text:p text:style-name="P1"><text:soft-page-break/>-0<text:tab/>1<text:tab/>|<text:tab/>1<text:tab/></text:p>
      <text:p text:style-name="P1"/>
      <text:p text:style-name="P1">1</text:p>
      <text:p text:style-name="P1">1</text:p>
      <text:p text:style-name="P1">1</text:p>
      <text:p text:style-name="P1">4.99999998e+11</text:p>
      <text:p text:style-name="P1">0<text:tab/>//napaka.</text:p>
      <text:p text:style-name="P1">0</text:p>
      <text:p text:style-name="P1">0</text:p>
      <text:p text:style-name="P1">x[0] = 0</text:p>
      <text:p text:style-name="P1">x[1] = 1</text:p>
      <text:p text:style-name="P1"/>
      <text:p text:style-name="P1">iz izpisa ugotovimo, da je prišlo do različnega razultata. Pravilen rezultat nam da rešitev z tipom double. Do napake pa pride zaradi zaokrožitvene napake, saj lahko double bolj natačno predstavi večja števila in tista, ki imajo več decimalnih števi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9:57:52.315416556</meta:creation-date>
    <dc:date>2021-11-11T20:06:00.794826940</dc:date>
    <meta:editing-duration>PT20S</meta:editing-duration>
    <meta:editing-cycles>1</meta:editing-cycles>
    <meta:document-statistic meta:table-count="0" meta:image-count="0" meta:object-count="1" meta:page-count="2" meta:paragraph-count="34" meta:word-count="120" meta:character-count="703" meta:non-whitespace-character-count="609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legend chart:legend-position="end" svg:x="13.887cm" svg:y="4.203cm" style:legend-expansion="high" chart:style-name="ch2"/>
        <chart:plot-area chart:style-name="ch3" chart:data-source-has-labels="both" svg:x="0.319cm" svg:y="0.18cm" svg:width="13.249cm" svg:height="8.644cm">
          <chart:coordinate-region svg:x="1.311cm" svg:y="0.18cm" svg:width="11.77cm" svg:height="6.717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9" chart:label-cell-address="local-table.$B$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01">
                <text:p>3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